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3273"/>
    </style:style>
    <style:style style:name="P2" style:family="paragraph" style:parent-style-name="Heading_20_1">
      <style:text-properties fo:font-weight="normal" style:font-weight-asian="normal" style:font-weight-complex="normal"/>
    </style:style>
    <style:style style:name="P3" style:family="paragraph" style:parent-style-name="Heading_20_1">
      <style:text-properties fo:font-weight="normal" officeooo:paragraph-rsid="00183273" style:font-weight-asian="normal" style:font-weight-complex="normal"/>
    </style:style>
    <style:style style:name="P4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5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6" style:family="paragraph" style:parent-style-name="Heading_20_1">
      <style:text-properties officeooo:paragraph-rsid="0029d885"/>
    </style:style>
    <style:style style:name="P7" style:family="paragraph" style:parent-style-name="Standard">
      <style:paragraph-properties fo:text-align="end" style:justify-single-word="false"/>
      <style:text-properties officeooo:paragraph-rsid="00183273"/>
    </style:style>
    <style:style style:name="P8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9" style:family="paragraph" style:parent-style-name="Standard">
      <style:text-properties officeooo:rsid="003658a6" officeooo:paragraph-rsid="00183273"/>
    </style:style>
    <style:style style:name="P10" style:family="paragraph" style:parent-style-name="Standard">
      <style:text-properties fo:font-weight="normal" officeooo:rsid="0055d030" officeooo:paragraph-rsid="00183273" style:font-weight-asian="normal" style:font-weight-complex="normal"/>
    </style:style>
    <style:style style:name="P11" style:family="paragraph" style:parent-style-name="Standard">
      <style:text-properties fo:font-weight="normal" officeooo:paragraph-rsid="00183273" style:font-weight-asian="normal" style:font-weight-complex="normal"/>
    </style:style>
    <style:style style:name="P12" style:family="paragraph" style:parent-style-name="Standard">
      <style:text-properties fo:font-weight="normal" officeooo:rsid="006f0cad" officeooo:paragraph-rsid="0020c343" style:font-weight-asian="normal" style:font-weight-complex="normal"/>
    </style:style>
    <style:style style:name="P13" style:family="paragraph" style:parent-style-name="Standard">
      <style:text-properties officeooo:rsid="0036a0f8" officeooo:paragraph-rsid="00183273"/>
    </style:style>
    <style:style style:name="P14" style:family="paragraph" style:parent-style-name="Standard">
      <style:text-properties fo:font-size="11pt" fo:font-style="italic" fo:font-weight="normal" officeooo:rsid="016009d4" officeooo:paragraph-rsid="0029d885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fo:font-size="11pt" fo:font-style="normal" fo:font-weight="bold" officeooo:rsid="00183273" officeooo:paragraph-rsid="0029d885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officeooo:paragraph-rsid="00183273"/>
    </style:style>
    <style:style style:name="P17" style:family="paragraph" style:parent-style-name="Standard">
      <style:text-properties fo:font-weight="bold" officeooo:rsid="001d78bf" officeooo:paragraph-rsid="002d463c" style:font-weight-asian="bold" style:font-weight-complex="bold"/>
    </style:style>
    <style:style style:name="P18" style:family="paragraph" style:parent-style-name="Standard">
      <style:text-properties style:font-name="Liberation Serif" fo:font-size="11pt" fo:font-weight="bold" officeooo:rsid="001e797e" officeooo:paragraph-rsid="0029d885" style:font-name-asian="Noto Sans CJK SC" style:font-size-asian="11pt" style:font-weight-asian="bold" style:font-name-complex="Lohit Devanagari" style:font-size-complex="11pt" style:font-weight-complex="bold"/>
    </style:style>
    <style:style style:name="P19" style:family="paragraph" style:parent-style-name="Standard">
      <style:text-properties officeooo:paragraph-rsid="00201f12"/>
    </style:style>
    <style:style style:name="P20" style:family="paragraph" style:parent-style-name="Standard">
      <style:text-properties officeooo:paragraph-rsid="00211f3a"/>
    </style:style>
    <style:style style:name="P21" style:family="paragraph" style:parent-style-name="Standard">
      <style:text-properties officeooo:paragraph-rsid="0022368d"/>
    </style:style>
    <style:style style:name="P22" style:family="paragraph" style:parent-style-name="Standard">
      <style:text-properties officeooo:rsid="00268bbb" officeooo:paragraph-rsid="00268bbb"/>
    </style:style>
    <style:style style:name="P23" style:family="paragraph" style:parent-style-name="Standard">
      <style:text-properties officeooo:paragraph-rsid="00268bbb"/>
    </style:style>
    <style:style style:name="P24" style:family="paragraph" style:parent-style-name="Standard">
      <style:text-properties officeooo:paragraph-rsid="0027b3ee"/>
    </style:style>
    <style:style style:name="P25" style:family="paragraph" style:parent-style-name="Standard">
      <style:text-properties officeooo:rsid="0027b3ee" officeooo:paragraph-rsid="0027b3ee"/>
    </style:style>
    <style:style style:name="P26" style:family="paragraph" style:parent-style-name="Standard">
      <style:text-properties officeooo:rsid="015f1f54" officeooo:paragraph-rsid="0029d885"/>
    </style:style>
    <style:style style:name="P27" style:family="paragraph" style:parent-style-name="Standard">
      <style:text-properties officeooo:paragraph-rsid="0029d885"/>
    </style:style>
    <style:style style:name="P28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29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30" style:family="paragraph" style:parent-style-name="Text_20_body">
      <style:text-properties officeooo:paragraph-rsid="001f92eb"/>
    </style:style>
    <style:style style:name="P31" style:family="paragraph" style:parent-style-name="Text_20_body">
      <style:text-properties officeooo:paragraph-rsid="00268bbb"/>
    </style:style>
    <style:style style:name="P32" style:family="paragraph" style:parent-style-name="Text_20_body">
      <style:text-properties officeooo:paragraph-rsid="0027b3ee"/>
    </style:style>
    <style:style style:name="P33" style:family="paragraph" style:parent-style-name="Text_20_body">
      <style:text-properties fo:font-style="normal" fo:font-weight="normal" officeooo:rsid="00183273" officeooo:paragraph-rsid="0029d885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35" style:family="paragraph" style:parent-style-name="Heading_20_3">
      <style:text-properties officeooo:paragraph-rsid="00183273"/>
    </style:style>
    <style:style style:name="P36" style:family="paragraph" style:parent-style-name="Heading_20_3">
      <style:text-properties officeooo:rsid="0050908a" officeooo:paragraph-rsid="00183273"/>
    </style:style>
    <style:style style:name="P37" style:family="paragraph" style:parent-style-name="Standard" style:list-style-name="L3">
      <style:text-properties fo:font-size="11pt" fo:font-style="italic" fo:font-weight="normal" officeooo:rsid="015f1f54" officeooo:paragraph-rsid="0029d885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text-properties fo:font-size="11pt" fo:font-style="italic" fo:font-weight="normal" officeooo:rsid="016009d4" officeooo:paragraph-rsid="00183273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 style:list-style-name="L3">
      <style:text-properties fo:font-weight="normal" officeooo:rsid="016009d4" officeooo:paragraph-rsid="0029d885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1d78bf" officeooo:paragraph-rsid="002d463c" style:font-weight-asian="normal" style:font-weight-complex="normal"/>
    </style:style>
    <style:style style:name="P41" style:family="paragraph" style:parent-style-name="Standard" style:list-style-name="L4">
      <style:text-properties fo:font-style="normal" fo:font-weight="normal" officeooo:rsid="001d78bf" officeooo:paragraph-rsid="002d463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paragraph-rsid="006605b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officeooo:paragraph-rsid="0020c343"/>
    </style:style>
    <style:style style:name="P44" style:family="paragraph" style:parent-style-name="Standard">
      <style:text-properties officeooo:paragraph-rsid="003d7264"/>
    </style:style>
    <style:style style:name="P45" style:family="paragraph" style:parent-style-name="Standard">
      <style:text-properties officeooo:paragraph-rsid="003f71e5"/>
    </style:style>
    <style:style style:name="P46" style:family="paragraph" style:parent-style-name="Standard">
      <style:text-properties officeooo:paragraph-rsid="00201f12"/>
    </style:style>
    <style:style style:name="P47" style:family="paragraph" style:parent-style-name="Standard">
      <style:text-properties officeooo:rsid="00411b47" officeooo:paragraph-rsid="00201f12"/>
    </style:style>
    <style:style style:name="P48" style:family="paragraph" style:parent-style-name="Standard">
      <style:text-properties officeooo:paragraph-rsid="00411b47"/>
    </style:style>
    <style:style style:name="P49" style:family="paragraph" style:parent-style-name="Standard">
      <style:text-properties officeooo:rsid="00371a86" officeooo:paragraph-rsid="0049c26f"/>
    </style:style>
    <style:style style:name="P50" style:family="paragraph" style:parent-style-name="Standard">
      <style:text-properties fo:font-weight="bold" officeooo:rsid="00629346" officeooo:paragraph-rsid="00629346" style:font-weight-asian="bold" style:font-weight-complex="bold"/>
    </style:style>
    <style:style style:name="P51" style:family="paragraph" style:parent-style-name="Standard">
      <style:text-properties officeooo:paragraph-rsid="00211f3a"/>
    </style:style>
    <style:style style:name="P52" style:family="paragraph" style:parent-style-name="Standard">
      <style:text-properties officeooo:paragraph-rsid="004a67e4"/>
    </style:style>
    <style:style style:name="P53" style:family="paragraph" style:parent-style-name="Standard">
      <style:text-properties officeooo:paragraph-rsid="004c2d81"/>
    </style:style>
    <style:style style:name="P54" style:family="paragraph" style:parent-style-name="Standard">
      <style:text-properties officeooo:paragraph-rsid="004f7cdc"/>
    </style:style>
    <style:style style:name="P55" style:family="paragraph" style:parent-style-name="Standard">
      <style:text-properties officeooo:paragraph-rsid="00519ad4"/>
    </style:style>
    <style:style style:name="P56" style:family="paragraph" style:parent-style-name="Standard">
      <style:text-properties officeooo:paragraph-rsid="005b676c"/>
    </style:style>
    <style:style style:name="P57" style:family="paragraph" style:parent-style-name="Standard">
      <style:text-properties officeooo:paragraph-rsid="00629346"/>
    </style:style>
    <style:style style:name="P58" style:family="paragraph" style:parent-style-name="Standard">
      <style:text-properties officeooo:paragraph-rsid="006605be"/>
    </style:style>
    <style:style style:name="P59" style:family="paragraph" style:parent-style-name="Text_20_body">
      <style:text-properties officeooo:paragraph-rsid="0027b3ee"/>
    </style:style>
    <style:style style:name="P60" style:family="paragraph" style:parent-style-name="Text_20_body">
      <style:text-properties officeooo:paragraph-rsid="00488e11"/>
    </style:style>
    <style:style style:name="P61" style:family="paragraph" style:parent-style-name="Text_20_body">
      <style:text-properties officeooo:paragraph-rsid="0049c26f"/>
    </style:style>
    <style:style style:name="P62" style:family="paragraph" style:parent-style-name="Text_20_body">
      <style:text-properties officeooo:paragraph-rsid="004a67e4"/>
    </style:style>
    <style:style style:name="P63" style:family="paragraph" style:parent-style-name="Text_20_body">
      <style:text-properties fo:font-weight="normal" officeooo:paragraph-rsid="004a67e4" style:font-weight-asian="normal" style:font-weight-complex="normal"/>
    </style:style>
    <style:style style:name="P64" style:family="paragraph" style:parent-style-name="Text_20_body" style:list-style-name="L1">
      <style:paragraph-properties fo:margin-top="0cm" fo:margin-bottom="0cm" loext:contextual-spacing="false"/>
      <style:text-properties officeooo:paragraph-rsid="001e797e"/>
    </style:style>
    <style:style style:name="P65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66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67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P68" style:family="paragraph" style:parent-style-name="Text_20_body">
      <style:paragraph-properties fo:margin-top="0cm" fo:margin-bottom="0cm" loext:contextual-spacing="false"/>
      <style:text-properties officeooo:paragraph-rsid="0067bf08"/>
    </style:style>
    <style:style style:name="P69" style:family="paragraph" style:parent-style-name="Text_20_body">
      <style:paragraph-properties fo:margin-top="0cm" fo:margin-bottom="0cm" loext:contextual-spacing="false"/>
      <style:text-properties fo:font-style="italic" officeooo:paragraph-rsid="0067bf08" style:font-style-asian="italic" style:font-style-complex="italic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6605be" style:font-size-asian="11pt" style:font-size-complex="11pt"/>
    </style:style>
    <style:style style:name="T11" style:family="text">
      <style:text-properties fo:font-size="11pt" fo:font-style="normal" fo:font-weight="normal" officeooo:rsid="006605be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fo:font-weight="bold" officeooo:rsid="006605be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officeooo:rsid="003658a6"/>
    </style:style>
    <style:style style:name="T14" style:family="text">
      <style:text-properties officeooo:rsid="01541fc4"/>
    </style:style>
    <style:style style:name="T15" style:family="text">
      <style:text-properties officeooo:rsid="00c1aec5"/>
    </style:style>
    <style:style style:name="T16" style:family="text">
      <style:text-properties officeooo:rsid="015254c9"/>
    </style:style>
    <style:style style:name="T17" style:family="text">
      <style:text-properties officeooo:rsid="003a7e8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6a0f8" style:font-weight-asian="normal" style:font-weight-complex="normal"/>
    </style:style>
    <style:style style:name="T20" style:family="text">
      <style:text-properties fo:font-weight="normal" officeooo:rsid="006f0cad" style:font-weight-asian="normal" style:font-weight-complex="normal"/>
    </style:style>
    <style:style style:name="T21" style:family="text">
      <style:text-properties fo:font-weight="normal" officeooo:rsid="0041810a" style:font-weight-asian="normal" style:font-weight-complex="normal"/>
    </style:style>
    <style:style style:name="T22" style:family="text">
      <style:text-properties fo:font-weight="normal" officeooo:rsid="0054b574" style:font-weight-asian="normal" style:font-weight-complex="normal"/>
    </style:style>
    <style:style style:name="T23" style:family="text">
      <style:text-properties fo:font-weight="normal" officeooo:rsid="003a7e82" style:font-weight-asian="normal" style:font-weight-complex="normal"/>
    </style:style>
    <style:style style:name="T24" style:family="text">
      <style:text-properties fo:font-weight="normal" officeooo:rsid="003658a6" style:font-weight-asian="normal" style:font-weight-complex="normal"/>
    </style:style>
    <style:style style:name="T25" style:family="text">
      <style:text-properties fo:font-weight="normal" officeooo:rsid="001f92eb" style:font-weight-asian="normal" style:font-weight-complex="normal"/>
    </style:style>
    <style:style style:name="T26" style:family="text">
      <style:text-properties fo:font-weight="normal" officeooo:rsid="001e797e" style:font-weight-asian="normal" style:font-weight-complex="normal"/>
    </style:style>
    <style:style style:name="T27" style:family="text">
      <style:text-properties fo:font-weight="normal" officeooo:rsid="00201f12" style:font-weight-asian="normal" style:font-weight-complex="normal"/>
    </style:style>
    <style:style style:name="T28" style:family="text">
      <style:text-properties fo:font-weight="normal" officeooo:rsid="00211f3a" style:font-weight-asian="normal" style:font-weight-complex="normal"/>
    </style:style>
    <style:style style:name="T29" style:family="text">
      <style:text-properties fo:font-weight="normal" officeooo:rsid="00268bbb" style:font-weight-asian="normal" style:font-weight-complex="normal"/>
    </style:style>
    <style:style style:name="T30" style:family="text">
      <style:text-properties fo:font-weight="normal" officeooo:rsid="0027b3ee" style:font-weight-asian="normal" style:font-weight-complex="normal"/>
    </style:style>
    <style:style style:name="T31" style:family="text">
      <style:text-properties fo:font-weight="normal" officeooo:rsid="006f1a23" style:font-weight-asian="normal" style:font-weight-complex="normal"/>
    </style:style>
    <style:style style:name="T32" style:family="text">
      <style:text-properties fo:font-weight="normal" officeooo:rsid="0030237d" style:font-weight-asian="normal" style:font-weight-complex="normal"/>
    </style:style>
    <style:style style:name="T33" style:family="text">
      <style:text-properties fo:font-weight="normal" officeooo:rsid="00360651" style:font-weight-asian="normal" style:font-weight-complex="normal"/>
    </style:style>
    <style:style style:name="T34" style:family="text">
      <style:text-properties fo:font-weight="normal" officeooo:rsid="00405141" style:font-weight-asian="normal" style:font-weight-complex="normal"/>
    </style:style>
    <style:style style:name="T35" style:family="text">
      <style:text-properties fo:font-weight="normal" officeooo:rsid="0049c26f" style:font-weight-asian="normal" style:font-weight-complex="normal"/>
    </style:style>
    <style:style style:name="T36" style:family="text">
      <style:text-properties fo:font-weight="normal" officeooo:rsid="0063e2d1" style:font-weight-asian="normal" style:font-weight-complex="normal"/>
    </style:style>
    <style:style style:name="T37" style:family="text">
      <style:text-properties fo:font-weight="normal" officeooo:rsid="0045d08f" style:font-weight-asian="normal" style:font-weight-complex="normal"/>
    </style:style>
    <style:style style:name="T38" style:family="text">
      <style:text-properties fo:font-weight="normal" officeooo:rsid="004a67e4" style:font-weight-asian="normal" style:font-weight-complex="normal"/>
    </style:style>
    <style:style style:name="T39" style:family="text">
      <style:text-properties fo:font-weight="normal" officeooo:rsid="00629346" style:font-weight-asian="normal" style:font-weight-complex="normal"/>
    </style:style>
    <style:style style:name="T40" style:family="text">
      <style:text-properties fo:font-weight="normal" officeooo:rsid="00640b53" style:font-weight-asian="normal" style:font-weight-complex="normal"/>
    </style:style>
    <style:style style:name="T41" style:family="text">
      <style:text-properties fo:font-weight="normal" officeooo:rsid="006590ea" style:font-weight-asian="normal" style:font-weight-complex="normal"/>
    </style:style>
    <style:style style:name="T42" style:family="text">
      <style:text-properties officeooo:rsid="0036a0f8"/>
    </style:style>
    <style:style style:name="T43" style:family="text">
      <style:text-properties fo:font-style="normal" fo:font-weight="normal" officeooo:rsid="0036a0f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6a0f8" style:font-weight-asian="bold" style:font-weight-complex="bold"/>
    </style:style>
    <style:style style:name="T52" style:family="text">
      <style:text-properties fo:font-weight="bold" officeooo:rsid="006f0cad" style:font-weight-asian="bold" style:font-weight-complex="bold"/>
    </style:style>
    <style:style style:name="T53" style:family="text">
      <style:text-properties fo:font-weight="bold" officeooo:rsid="0027b3ee" style:font-weight-asian="bold" style:font-weight-complex="bold"/>
    </style:style>
    <style:style style:name="T54" style:family="text">
      <style:text-properties fo:font-weight="bold" officeooo:rsid="00c9ff25" style:font-weight-asian="bold" style:font-weight-complex="bold"/>
    </style:style>
    <style:style style:name="T55" style:family="text">
      <style:text-properties fo:font-weight="bold" officeooo:rsid="00284f9a" style:font-weight-asian="bold" style:font-weight-complex="bold"/>
    </style:style>
    <style:style style:name="T56" style:family="text">
      <style:text-properties fo:font-weight="bold" officeooo:rsid="003f71e5" style:font-weight-asian="bold" style:font-weight-complex="bold"/>
    </style:style>
    <style:style style:name="T57" style:family="text">
      <style:text-properties fo:font-weight="bold" officeooo:rsid="00405141" style:font-weight-asian="bold" style:font-weight-complex="bold"/>
    </style:style>
    <style:style style:name="T58" style:family="text">
      <style:text-properties fo:font-weight="bold" officeooo:rsid="00201f12" style:font-weight-asian="bold" style:font-weight-complex="bold"/>
    </style:style>
    <style:style style:name="T59" style:family="text">
      <style:text-properties officeooo:rsid="0050908a"/>
    </style:style>
    <style:style style:name="T60" style:family="text">
      <style:text-properties officeooo:rsid="0052902e"/>
    </style:style>
    <style:style style:name="T61" style:family="text">
      <style:text-properties officeooo:rsid="0053f209"/>
    </style:style>
    <style:style style:name="T62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3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4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5" style:family="text">
      <style:text-properties officeooo:rsid="0113f178"/>
    </style:style>
    <style:style style:name="T66" style:family="text">
      <style:text-properties officeooo:rsid="0137335b"/>
    </style:style>
    <style:style style:name="T67" style:family="text">
      <style:text-properties officeooo:rsid="0119e810"/>
    </style:style>
    <style:style style:name="T68" style:family="text">
      <style:text-properties officeooo:rsid="0115c341"/>
    </style:style>
    <style:style style:name="T69" style:family="text">
      <style:text-properties officeooo:rsid="011a0972"/>
    </style:style>
    <style:style style:name="T70" style:family="text">
      <style:text-properties officeooo:rsid="0137e58f"/>
    </style:style>
    <style:style style:name="T71" style:family="text">
      <style:text-properties officeooo:rsid="013bd06a"/>
    </style:style>
    <style:style style:name="T72" style:family="text">
      <style:text-properties officeooo:rsid="0063e2d1"/>
    </style:style>
    <style:style style:name="T73" style:family="text">
      <style:text-properties officeooo:rsid="001850be"/>
    </style:style>
    <style:style style:name="T74" style:family="text">
      <style:text-properties officeooo:rsid="001d78bf"/>
    </style:style>
    <style:style style:name="T75" style:family="text">
      <style:text-properties officeooo:rsid="00c69eb7"/>
    </style:style>
    <style:style style:name="T76" style:family="text">
      <style:text-properties officeooo:rsid="001e797e"/>
    </style:style>
    <style:style style:name="T77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78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79" style:family="text">
      <style:text-properties officeooo:rsid="016127d7"/>
    </style:style>
    <style:style style:name="T80" style:family="text">
      <style:text-properties officeooo:rsid="00201f12"/>
    </style:style>
    <style:style style:name="T81" style:family="text">
      <style:text-properties officeooo:rsid="0020c343"/>
    </style:style>
    <style:style style:name="T82" style:family="text">
      <style:text-properties officeooo:rsid="0022368d"/>
    </style:style>
    <style:style style:name="T83" style:family="text">
      <style:text-properties officeooo:rsid="00268bbb"/>
    </style:style>
    <style:style style:name="T84" style:family="text">
      <style:text-properties officeooo:rsid="0027b3ee"/>
    </style:style>
    <style:style style:name="T85" style:family="text">
      <style:text-properties officeooo:rsid="014ef04f"/>
    </style:style>
    <style:style style:name="T86" style:family="text">
      <style:text-properties officeooo:rsid="00284f9a"/>
    </style:style>
    <style:style style:name="T87" style:family="text">
      <style:text-properties officeooo:rsid="0028bee7"/>
    </style:style>
    <style:style style:name="T88" style:family="text">
      <style:text-properties officeooo:rsid="003319ca"/>
    </style:style>
    <style:style style:name="T89" style:family="text">
      <style:text-properties officeooo:rsid="0034b3ac"/>
    </style:style>
    <style:style style:name="T90" style:family="text">
      <style:text-properties officeooo:rsid="003a930b"/>
    </style:style>
    <style:style style:name="T91" style:family="text">
      <style:text-properties officeooo:rsid="003d7264"/>
    </style:style>
    <style:style style:name="T92" style:family="text">
      <style:text-properties officeooo:rsid="003e90e3"/>
    </style:style>
    <style:style style:name="T93" style:family="text">
      <style:text-properties officeooo:rsid="00411b47"/>
    </style:style>
    <style:style style:name="T94" style:family="text">
      <style:text-properties officeooo:rsid="0041a708"/>
    </style:style>
    <style:style style:name="T95" style:family="text">
      <style:text-properties officeooo:rsid="00437c69"/>
    </style:style>
    <style:style style:name="T96" style:family="text">
      <style:text-properties fo:font-style="italic" officeooo:rsid="0049c26f" style:font-style-asian="italic" style:font-style-complex="italic"/>
    </style:style>
    <style:style style:name="T97" style:family="text">
      <style:text-properties fo:font-style="italic" officeooo:rsid="0036a0f8" style:font-style-asian="italic" style:font-style-complex="italic"/>
    </style:style>
    <style:style style:name="T98" style:family="text">
      <style:text-properties fo:font-style="italic" officeooo:rsid="007ad458" style:font-style-asian="italic" style:font-style-complex="italic"/>
    </style:style>
    <style:style style:name="T99" style:family="text">
      <style:text-properties fo:font-style="italic" officeooo:rsid="0027b3ee" style:font-style-asian="italic" style:font-style-complex="italic"/>
    </style:style>
    <style:style style:name="T100" style:family="text">
      <style:text-properties fo:font-style="italic" officeooo:rsid="0063e2d1" style:font-style-asian="italic" style:font-style-complex="italic"/>
    </style:style>
    <style:style style:name="T101" style:family="text">
      <style:text-properties fo:font-style="italic" officeooo:rsid="00c94804" style:font-style-asian="italic" style:font-style-complex="italic"/>
    </style:style>
    <style:style style:name="T102" style:family="text">
      <style:text-properties fo:font-style="italic" officeooo:rsid="00eb2302" style:font-style-asian="italic" style:font-style-complex="italic"/>
    </style:style>
    <style:style style:name="T103" style:family="text">
      <style:text-properties fo:font-style="italic" officeooo:rsid="00793689" style:font-style-asian="italic" style:font-style-complex="italic"/>
    </style:style>
    <style:style style:name="T104" style:family="text">
      <style:text-properties fo:font-style="italic" officeooo:rsid="00488e11" style:font-style-asian="italic" style:font-style-complex="italic"/>
    </style:style>
    <style:style style:name="T105" style:family="text">
      <style:text-properties fo:font-style="italic" officeooo:rsid="0050908a" style:font-style-asian="italic" style:font-style-complex="italic"/>
    </style:style>
    <style:style style:name="T106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11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15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16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17" style:family="text">
      <style:text-properties officeooo:rsid="00477a1b"/>
    </style:style>
    <style:style style:name="T118" style:family="text">
      <style:text-properties officeooo:rsid="00487ca6"/>
    </style:style>
    <style:style style:name="T119" style:family="text">
      <style:text-properties officeooo:rsid="00488e11"/>
    </style:style>
    <style:style style:name="T120" style:family="text">
      <style:text-properties officeooo:rsid="0049c26f"/>
    </style:style>
    <style:style style:name="T121" style:family="text">
      <style:text-properties officeooo:rsid="00eb2302"/>
    </style:style>
    <style:style style:name="T122" style:family="text">
      <style:text-properties officeooo:rsid="00793689"/>
    </style:style>
    <style:style style:name="T123" style:family="text">
      <style:text-properties officeooo:rsid="0053e415"/>
    </style:style>
    <style:style style:name="T124" style:family="text">
      <style:text-properties officeooo:rsid="00371a86"/>
    </style:style>
    <style:style style:name="T125" style:family="text">
      <style:text-properties officeooo:rsid="0058d508"/>
    </style:style>
    <style:style style:name="T126" style:family="text">
      <style:text-properties officeooo:rsid="00599712"/>
    </style:style>
    <style:style style:name="T127" style:family="text">
      <style:text-properties officeooo:rsid="005d3f86"/>
    </style:style>
    <style:style style:name="T128" style:family="text">
      <style:text-properties officeooo:rsid="005ef220"/>
    </style:style>
    <style:style style:name="T129" style:family="text">
      <style:text-properties officeooo:rsid="006754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Dat</text:span><text:span text:style-name="T73">e</text:span><text:span text:style-name="T13">: </text:span><text:span text:style-name="T125">8/11</text:span><text:span text:style-name="T13">-202</text:span><text:span text:style-name="T14">2</text:span></text:p>
      <text:p text:style-name="P7"><text:span text:style-name="T73">Author</text:span><text:span text:style-name="T13">: Kasper Holm</text:span></text:p>
      <text:p text:style-name="P8">Mail: <text:a xlink:type="simple" xlink:href="mailto:kasper_holm2@hotmail.com" text:style-name="Internet_20_link" text:visited-style-name="Visited_20_Internet_20_Link">kasper_holm2@hotmail.com</text:a></text:p>
      <text:p text:style-name="P9"/>
      <text:h text:style-name="P3" text:outline-level="1">Info</text:h>
      <text:p text:style-name="P11">Workflow to get from FASTQ files to calling the HPV geno- and subtype, given references of possible types <text:span text:style-name="T74">with the VirStrain algorithm (https://github.com/liaoherui/VirStrain)</text:span>. The worfklow will also generate a report with nucleotide and amino acid <text:span text:style-name="T74">mutataions</text:span>. </text:p>
      <text:h text:style-name="P4" text:outline-level="1">Usage</text:h>
      <text:list xml:id="list1806253608" text:style-name="L1">
        <text:list-item>
          <text:p text:style-name="P64"><text:span text:style-name="T76">Put all fastq files in the</text:span><text:span text:style-name="T13"> HPV_</text:span><text:span text:style-name="T16">subtyping</text:span><text:span text:style-name="T13">/</text:span><text:span text:style-name="T17">FASTQ </text:span><text:span text:style-name="T76">folder. They must have the ending .fastq in order to be used. </text:span><text:span text:style-name="T88">Subfolders there will not be searched.</text:span></text:p>
        </text:list-item>
        <text:list-item>
          <text:p text:style-name="P65"><text:span text:style-name="T89">Open</text:span><text:span text:style-name="T76"> </text:span><text:span text:style-name="T25">Configurations</text:span><text:span text:style-name="T13">.</text:span><text:span text:style-name="T76">yaml, to set options for the run. Save the edited file when done. </text:span></text:p>
        </text:list-item>
        <text:list-item>
          <text:p text:style-name="P66"><text:span text:style-name="T88">Open terminal (ctrl+alt+t) and</text:span><text:span text:style-name="T76"> drag the </text:span><text:span text:style-name="T13">FindHPVMutations.</text:span><text:span text:style-name="T76">sh file into </text:span><text:span text:style-name="T88">it and press enter </text:span><text:span text:style-name="T90">to start the program.</text:span></text:p>
        </text:list-item>
      </text:list>
      <text:p text:style-name="P68"/>
      <text:p text:style-name="P69"><text:span text:style-name="T129">Note that only HPV types that have a gff3 file in the E4fixcoords folder will be annotated.</text:span></text:p>
      <text:h text:style-name="P5" text:outline-level="1">Configurations</text:h>
      <text:p text:style-name="P29">Possible ways of using the program:</text:p>
      <text:list xml:id="list2537883893" text:style-name="L2">
        <text:list-item>
          <text:p text:style-name="P67">Use a coverage matrix with reads on different targets for different HPV genotypes to find HPV genotypes in the sample. Then use VirStrain to find subtype of the genotype.</text:p>
        </text:list-item>
        <text:list-item>
          <text:p text:style-name="P67">Let VirStrain find the genotype and then the subtype. This does not allow for finding multiple genotypes in one sample. </text:p>
        </text:list-item>
      </text:list>
      <text:p text:style-name="P34"/>
      <text:p text:style-name="P30"><text:span text:style-name="T25">In the Configurations</text:span><text:span text:style-name="T24">.</text:span><text:span text:style-name="T26">yaml </text:span><text:span text:style-name="T28">file</text:span><text:span text:style-name="T26">, </text:span><text:span text:style-name="T27">options can be set. In the following explanations brackets mark the possible </text:span><text:span text:style-name="T28">settings for each option</text:span><text:span text:style-name="T25">. </text:span></text:p>
      <text:p text:style-name="P16"><text:span text:style-name="T51">RunName</text:span><text:span text:style-name="T19">:</text:span><text:span text:style-name="T42"> </text:span><text:span text:style-name="T80">[string] Set a name for the run. Cannot contain ’æ’,’ø’,’å’.</text:span></text:p>
      <text:p text:style-name="P19"><text:span text:style-name="T58">startPreviousRun</text:span><text:span text:style-name="T27">: [true/false] This </text:span><text:span text:style-name="T38">allows </text:span><text:span text:style-name="T27">continuing halted runs.</text:span><text:span text:style-name="T38"> Can for example be used to skip steps such as quality filtering and genotyping, if the run crashed at a later step. Remember to disable modules that should not run again. </text:span></text:p>
      <text:p text:style-name="P13"/>
      <text:p text:style-name="P16"><text:span text:style-name="T51">qualityFilt</text:span><text:span text:style-name="T42">: </text:span><text:span text:style-name="T80">[true/false] Use cutadapt for filtering the fastq files by quality and length.</text:span></text:p>
      <text:p text:style-name="P16"><text:span text:style-name="T51">QualTrim</text:span><text:span text:style-name="T42">: </text:span><text:span text:style-name="T80">[int] Filter away any reads that have Q score below this value </text:span><text:span text:style-name="T42"><text:s/></text:span></text:p>
      <text:p text:style-name="P19"><text:span text:style-name="T51">MinLen</text:span><text:span text:style-name="T42">: </text:span><text:span text:style-name="T80">[int] Filter away any reads that are shorter than this value </text:span><text:span text:style-name="T42"><text:s text:c="2"/></text:span></text:p>
      <text:p text:style-name="P19"><text:span text:style-name="T51">MaxLen</text:span><text:span text:style-name="T42">: </text:span><text:span text:style-name="T80">[int] Filter away any reads that are longer than this value </text:span><text:span text:style-name="T42"><text:s text:c="2"/></text:span></text:p>
      <text:p text:style-name="P47"/>
      <text:p text:style-name="P19"><text:span text:style-name="T50">genotypeFromCovMatrix</text:span>: <text:span text:style-name="T80">[true/false] <text:s/>Use a coverage matrix to get genotype. The matrix must be put in the FASTQ folder and called covMatrix.csv. It should be in the form:</text:span></text:p>
      <text:p text:style-name="P43"><text:span text:style-name="T81">Index</text:span>,Gene,contig_srt,contig_end,Target,<text:span text:style-name="T81">[sample name1],[sample name2],[sample name3]</text:span></text:p>
      <text:p text:style-name="P48"><text:span text:style-name="T50">VirStrainGenoTyping</text:span>: <text:span text:style-name="T80">[true/false]</text:span> <text:span text:style-name="T81">Use VirStrain for geno</text:span><text:span text:style-name="T93">typing</text:span></text:p>
      <text:p text:style-name="P19"><text:span text:style-name="T50">VirStrainSubTyping</text:span>: <text:span text:style-name="T80">[true/false] </text:span><text:span text:style-name="T81">Use VirStrain for subtyping</text:span></text:p>
      <text:p text:style-name="P45"><text:span text:style-name="T56">VirS</text:span><text:span text:style-name="T50">GenoTypingTop</text:span>: <text:span text:style-name="T91">[integer] Set how many found types to </text:span><text:span text:style-name="T117">show</text:span><text:span text:style-name="T91"> with VirStrain. I.e. find top 3 best genotype matches. </text:span><text:span text:style-name="T117">Note that only the best will be used for </text:span><text:span text:style-name="T118">subtyping</text:span><text:span text:style-name="T117">.</text:span></text:p>
      <text:p text:style-name="P44"><text:soft-page-break/><text:span text:style-name="T56">VirS</text:span><text:span text:style-name="T50">SubTypingTop</text:span>: <text:span text:style-name="T91">[integer] Set how many found subtypes to output from the genotypes. I.e. find top 3 best matches. Not</text:span><text:span text:style-name="T92">e </text:span><text:span text:style-name="T91">that only the best match will be </text:span><text:span text:style-name="T94">aligned and annotated, </text:span><text:span text:style-name="T95">unless </text:span><text:span text:style-name="T106">combine</text:span><text:span text:style-name="T107">R</text:span><text:span text:style-name="T106">efs</text:span><text:span text:style-name="T95"> is true. </text:span></text:p>
      <text:p text:style-name="P19"><text:span text:style-name="T50">VirStrainMaindb</text:span>: <text:span text:style-name="T81">[string] Name of the Virstrain Genotype folder. This folder must be located in the References folder. </text:span><text:span text:style-name="T82">See VirStrain documentation for instructions in how to make it. </text:span></text:p>
      <text:p text:style-name="P21"><text:span text:style-name="T50">VirStrainSubFolders</text:span>: <text:span text:style-name="T81">[string] Name of the Virstrain Genotype folder. This folder must be located in the References folder. </text:span><text:span text:style-name="T82">See VirStrain documentation for instructions in how to make it. </text:span></text:p>
      <text:p text:style-name="P12"/>
      <text:p text:style-name="P20"><text:span text:style-name="T52">CombineRefs</text:span><text:span text:style-name="T20">: </text:span><text:span text:style-name="T27">[true/false] </text:span><text:span text:style-name="T33">Used, if there is multiple HPV types in one fastq. Combines fasta references for alignment. The alignments are later split into individual BAM files. </text:span></text:p>
      <text:p text:style-name="P20"><text:span text:style-name="T52">AlignAndVarCall</text:span><text:span text:style-name="T20">: </text:span><text:span text:style-name="T27">[true/false] </text:span><text:span text:style-name="T33">Aligns, call variants and filters variants with BWA MEM and GATK </text:span></text:p>
      <text:p text:style-name="P20"><text:span text:style-name="T52">AnnotateVariants</text:span><text:span text:style-name="T20">: </text:span><text:span text:style-name="T27">[true/false] </text:span><text:span text:style-name="T33">Annotates variants with amino acid changes. Also creates correct E4 splice amino acid change detection. Note that if a variant is a deletion &gt;1 bp and starts out of an E4 exon it will not be seen as an E4 splice variant. </text:span></text:p>
      <text:p text:style-name="P20"><text:span text:style-name="T52">Summarize</text:span><text:span text:style-name="T20">: </text:span><text:span text:style-name="T27">[true/false] </text:span><text:span text:style-name="T33">Summarize mutation results from full run. Also includes no-calls (number of times a variant was not found because of no coverage).</text:span></text:p>
      <text:p text:style-name="P20"><text:span text:style-name="T33"/></text:p>
      <text:p text:style-name="P52"><text:span text:style-name="T52">indexReferences</text:span><text:span text:style-name="T20">: </text:span><text:span text:style-name="T27">[true/false] </text:span><text:span text:style-name="T20">If database includes new, </text:span><text:span text:style-name="T28">previously unused</text:span><text:span text:style-name="T20"> references, set to true </text:span><text:span text:style-name="T28">for indexing of the references. This is used by various algorithms in the pipeline, including BWA. </text:span></text:p>
      <text:p text:style-name="P58"><text:span text:style-name="T11">Note that</text:span><text:span text:style-name="T12"> </text:span><text:span text:style-name="T11">HPV types that are not named with HPV followed by a number (such as HPV-mSK008_MH777156_2) cannot be integrated into the pipeline yet.</text:span></text:p>
      <text:p text:style-name="P52"><text:span text:style-name="T57">sameRefForAll</text:span><text:span text:style-name="T20">: </text:span><text:span text:style-name="T27">[true/false]</text:span><text:span text:style-name="T20"> <text:s/>Use same reference(s) for all fastq for alignment and variant calling. </text:span></text:p>
      <text:p text:style-name="P52"><text:span text:style-name="T20">Disable genotyping or subtyping as necessary. </text:span><text:span text:style-name="T28">Use a defined reference for all samples</text:span><text:span text:style-name="T20">,</text:span><text:span text:style-name="T28"> instead of inferring by geno- or subtyping.</text:span><text:span text:style-name="T20"> </text:span><text:span text:style-name="T28">D</text:span><text:span text:style-name="T20">isable geno- or subtyping </text:span><text:span text:style-name="T28">options as</text:span><text:span text:style-name="T20"> necessary. </text:span><text:span text:style-name="T28">Set the reference in the </text:span><text:span text:style-name="T34">s</text:span><text:span text:style-name="T28">Ref option. </text:span><text:span text:style-name="T34">M</text:span><text:span text:style-name="T20">ultiple references should be seperated by tab.</text:span></text:p>
      <text:p text:style-name="P53"><text:span text:style-name="T57">s</text:span><text:span text:style-name="T52">Ref</text:span><text:span text:style-name="T20">: </text:span><text:span text:style-name="T28">[string] See the </text:span><text:span text:style-name="T34">sameRefForAll</text:span><text:span text:style-name="T20"> </text:span><text:span text:style-name="T28">option. </text:span></text:p>
      <text:h text:style-name="P6" text:outline-level="1"><text:span text:style-name="T77">B</text:span><text:span text:style-name="T78">efore first use</text:span></text:h>
      <text:p text:style-name="P18"><text:span text:style-name="T79">I</text:span>nstallation</text:p>
      <text:p text:style-name="P27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27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27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26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27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261482098" text:style-name="L3">
        <text:list-item>
          <text:p text:style-name="P37">install.packages("BiocManager")</text:p>
        </text:list-item>
        <text:list-item>
          <text:p text:style-name="P37">install.packages("dplyr")</text:p>
        </text:list-item>
        <text:list-item>
          <text:p text:style-name="P37">BiocManager::install("VariantAnnotation")</text:p>
        </text:list-item>
        <text:list-item>
          <text:p text:style-name="P37">BiocManager::install("GenomicFeatures", force = TRUE)</text:p>
        </text:list-item>
        <text:list-item>
          <text:p text:style-name="P37">BiocManager::install("Repitools")</text:p>
        </text:list-item>
        <text:list-item>
          <text:p text:style-name="P39"><text:span text:style-name="T2">q</text:span><text:span text:style-name="T1">()</text:span></text:p>
        </text:list-item>
      </text:list>
      <text:p text:style-name="P14"/>
      <text:p text:style-name="P15">References</text:p>
      <text:p text:style-name="P33">Put all references in <text:span text:style-name="T76">the </text:span>HPV_subtyping/references <text:span text:style-name="T76">folder.</text:span></text:p>
      <text:p text:style-name="P17">Tips for working in Ubuntu terminal</text:p>
      <text:list xml:id="list458584586" text:style-name="L4">
        <text:list-item>
          <text:p text:style-name="P40">Open terminal by pressing ctrl+alt+t or right click in a folder window and press ”open in terminal”</text:p>
        </text:list-item>
        <text:list-item>
          <text:p text:style-name="P40">To copy to and from terminal use, <text:span text:style-name="T15">ctrl+shift+</text:span><text:span text:style-name="T75">c og </text:span><text:span text:style-name="T15">ctrl+shift+v</text:span></text:p>
        </text:list-item>
        <text:list-item>
          <text:p text:style-name="P40">To write the last used command again press arrow up</text:p>
        </text:list-item>
        <text:list-item>
          <text:p text:style-name="P40">To erase current written line press ctrl+a, then ctrl+k</text:p>
        </text:list-item>
        <text:list-item>
          <text:p text:style-name="P41">To abort a run press ctrl+c</text:p>
        </text:list-item>
      </text:list>
      <text:h text:style-name="P2" text:outline-level="1"><text:soft-page-break/>Advanced options</text:h>
      <text:h text:style-name="P35" text:outline-level="3">Alignment <text:span text:style-name="T87">O</text:span><text:span text:style-name="T63">ptions</text:span></text:h>
      <text:p text:style-name="P31"><text:span text:style-name="T83">Set in </text:span><text:span text:style-name="T104">Scripts/Bash/</text:span><text:span text:style-name="T105">Align</text:span><text:span text:style-name="T104">ment</text:span><text:span text:style-name="T105">.sh</text:span><text:span text:style-name="T59"> </text:span><text:span text:style-name="T83">script</text:span></text:p>
      <text:h text:style-name="P35" text:outline-level="3"><text:span text:style-name="T59">Variant </text:span><text:span text:style-name="T87">C</text:span><text:span text:style-name="T59">alling </text:span><text:span text:style-name="T87">O</text:span><text:span text:style-name="T64">ptions</text:span></text:h>
      <text:p text:style-name="P60"><text:span text:style-name="T83">Set in </text:span><text:span text:style-name="T104">Scripts/Bash/</text:span><text:span text:style-name="T105">VariantCall.sh</text:span><text:span text:style-name="T59"> </text:span><text:span text:style-name="T83">script</text:span></text:p>
      <text:h text:style-name="P36" text:outline-level="3"><text:span text:style-name="T61">Variant </text:span><text:span text:style-name="T86">F</text:span>iltrering</text:h>
      <text:p text:style-name="P61"><text:span text:style-name="T83">Set in the </text:span><text:span text:style-name="T60">GATK VariantFiltration </text:span><text:span text:style-name="T59">paramet</text:span><text:span text:style-name="T83">ers</text:span><text:span text:style-name="T59"> </text:span><text:span text:style-name="T120">of the </text:span><text:span text:style-name="T119">Scripts/Bash/</text:span><text:span text:style-name="T59">VariantCall.</text:span><text:span text:style-name="T120">sh script</text:span></text:p>
      <text:h text:style-name="P35" text:outline-level="3"><text:span text:style-name="T63">New </text:span><text:span text:style-name="T64">S</text:span><text:span text:style-name="T63">ubtypes with</text:span> VirStrain</text:h>
      <text:p text:style-name="P22"><text:span text:style-name="T22">I</text:span><text:span text:style-name="T18">ndividual references must be put in the </text:span><text:span text:style-name="T23">References </text:span><text:span text:style-name="T18">folder.</text:span></text:p>
      <text:p text:style-name="P23"><text:span text:style-name="T21">N</text:span><text:span text:style-name="T29">ew multiple sequence alignments (MSAs) must be done with the new subtypes followed by a generation of a VirStrain database. See the </text:span><text:span text:style-name="T21">MAFFT&amp;VirStrain.sh </text:span><text:span text:style-name="T29">script and/or VirsStrain documentation. </text:span></text:p>
      <text:p text:style-name="P23"><text:span text:style-name="T23">T</text:span><text:span text:style-name="T29">here must also be a corresponding gff3 file in the </text:span><text:span text:style-name="T24">/</text:span><text:span text:style-name="T23">References/GFFfiles </text:span><text:span text:style-name="T29">folder.</text:span></text:p>
      <text:p text:style-name="P16"><text:span text:style-name="T29">Remeber to set the setting</text:span><text:span text:style-name="T23"> indexReferences: true </text:span><text:span text:style-name="T29">the first time it is used. </text:span></text:p>
      <text:p text:style-name="P10"/>
      <text:h text:style-name="P35" text:outline-level="3"><text:span text:style-name="T63">New</text:span> <text:span text:style-name="T62">E4 </text:span><text:span text:style-name="T64">S</text:span><text:span text:style-name="T62">plice </text:span><text:span text:style-name="T64">G</text:span><text:span text:style-name="T62">en</text:span><text:span text:style-name="T63">e</text:span><text:span text:style-name="T62"> </text:span><text:span text:style-name="T64">C</text:span><text:span text:style-name="T62">oordinat</text:span><text:span text:style-name="T63">e</text:span><text:span text:style-name="T62"> </text:span><text:span text:style-name="T64">F</text:span><text:span text:style-name="T62">ix</text:span><text:span text:style-name="T63">es</text:span></text:h>
      <text:p text:style-name="P23"><text:span text:style-name="T83">See the files in the folder Misc</text:span><text:span text:style-name="T65"><text:line-break/>GFF</text:span><text:span text:style-name="T83">FOLDER</text:span><text:span text:style-name="T66">template</text:span><text:span text:style-name="T65">.gff3 </text:span></text:p>
      <text:p text:style-name="P16"><text:span text:style-name="T65">E4FIXCOORD</text:span><text:span text:style-name="T84">SFOLDER</text:span><text:span text:style-name="T65">template.gff3</text:span></text:p>
      <text:p text:style-name="P16"><text:span text:style-name="T83">The files show how </text:span><text:span text:style-name="T65">gff3 file</text:span><text:span text:style-name="T83">s</text:span><text:span text:style-name="T65"> </text:span><text:span text:style-name="T83">must be set up and the names indicate which folder they belong to</text:span></text:p>
      <text:p text:style-name="P24"><text:span text:style-name="T83">The ID</text:span><text:span text:style-name="T68"> E4_splice i</text:span><text:span text:style-name="T83">n the</text:span><text:span text:style-name="T68"> </text:span><text:span text:style-name="T67">mRNA </text:span><text:span text:style-name="T69">lin</text:span><text:span text:style-name="T83">e</text:span><text:span text:style-name="T69"> </text:span><text:span text:style-name="T67">i</text:span><text:span text:style-name="T83">n </text:span><text:span text:style-name="T84">the</text:span><text:span text:style-name="T68"> </text:span><text:span text:style-name="T65">GFF</text:span><text:span text:style-name="T83">FOLDER</text:span><text:span text:style-name="T65"> </text:span><text:span text:style-name="T68">file </text:span><text:span text:style-name="T84">refers the pipeline to look for the adjusted file in the </text:span><text:span text:style-name="T65">E4FIXCOORD</text:span><text:span text:style-name="T84">SFOLDER</text:span><text:span text:style-name="T65">.</text:span><text:span text:style-name="T68"> </text:span><text:span text:style-name="T65"><text:line-break/></text:span><text:span text:style-name="T84">Remember mRNA and CDS lines in the</text:span><text:span text:style-name="T65"> _E4FIXCOORDS</text:span><text:span text:style-name="T84">FOLDER</text:span><text:span text:style-name="T65"> fil</text:span><text:span text:style-name="T84">e must have 2 different names (ex. end with 1 and 2)</text:span></text:p>
      <text:p text:style-name="P16"><text:span text:style-name="T70">CDS phase </text:span><text:span text:style-name="T71">for CDS n</text:span><text:span text:style-name="T84">umber</text:span><text:span text:style-name="T71"> 2 </text:span><text:span text:style-name="T84">must be adjusted:</text:span></text:p>
      <text:p text:style-name="P25">The length of the first exon divided with 3 in whole numbers:</text:p>
      <text:p text:style-name="P25">If the remainder is 1, phase must be 2</text:p>
      <text:p text:style-name="P25">If the remainder is 2, phase must be 1</text:p>
      <text:p text:style-name="P25">If the remainder is 0, phase must be 0</text:p>
      <text:p text:style-name="P24"><text:span text:style-name="T84">If the gff files already have lines for E4 </text:span><text:span text:style-name="T85">(gene, mrna og CDS, etc..), </text:span><text:span text:style-name="T84">they must be deleted.</text:span></text:p>
      <text:h text:style-name="P1" text:outline-level="1">Result<text:span text:style-name="T84">s</text:span></text:h>
      <text:p text:style-name="P32"><text:span text:style-name="T54">B</text:span><text:span text:style-name="T53">AM</text:span><text:span text:style-name="T54"> </text:span><text:span text:style-name="T53">and VCF </text:span><text:span text:style-name="T55">F</text:span><text:span text:style-name="T53">iles</text:span></text:p>
      <text:p text:style-name="P32"><text:span text:style-name="T84">BAM and VCF files are in</text:span><text:span text:style-name="T42"> </text:span><text:span text:style-name="T97">Results/&lt;</text:span><text:span text:style-name="T98">Run</text:span><text:span text:style-name="T97">Name&gt;/&lt;fastq na</text:span><text:span text:style-name="T99">me</text:span><text:span text:style-name="T97">&gt;/&lt;reference&gt;/</text:span><text:span text:style-name="T42"><text:line-break/></text:span><text:span text:style-name="T84">BAM files with the ending </text:span><text:span text:style-name="T42">"</text:span><text:span text:style-name="T43">.sort.bam</text:span><text:span text:style-name="T42">" </text:span><text:span text:style-name="T84">haven’t had marked duplicate</text:span><text:span text:style-name="T42"> reads<text:line-break/></text:span><text:span text:style-name="T84">BAM files with the endi</text:span><text:span text:style-name="T30">ng</text:span><text:span text:style-name="T19"> ".sort.dup.readGroupFix.bam" </text:span><text:span text:style-name="T30">have had dup</text:span><text:span text:style-name="T84">licate reads marked so they wont show in IGV.<text:line-break/>VCF files with the en</text:span><text:span text:style-name="T30">ding </text:span><text:span text:style-name="T19">".sort.dup.readGroupFix_filtered.vcf" </text:span><text:span text:style-name="T30">ha</text:span><text:span text:style-name="T84">ve had variants filtered but not removed, so it is possible to see why they were removed in IGV. </text:span><text:span text:style-name="T120">This file is copied to ResultsFiles with the ending _filt.vcf</text:span><text:span text:style-name="T84"><text:line-break/></text:span><text:soft-page-break/><text:span text:style-name="T84">VCF files with the en</text:span><text:span text:style-name="T30">ding</text:span><text:span text:style-name="T42"> ".sort.dup.readGroupFix_filtered_FiltEx_headerfix.vcf" </text:span><text:span text:style-name="T84">have had the filtered variants completely removed from the file.<text:line-break/></text:span><text:span text:style-name="T96">For easy overview of alignment and variantcalling, use the files located in the ResultsFiles subfolder. </text:span></text:p>
      <text:p text:style-name="P61"><text:span text:style-name="T53">Summary of </text:span><text:span text:style-name="T55">V</text:span><text:span text:style-name="T54">ariant</text:span><text:span text:style-name="T53">s</text:span></text:p>
      <text:p text:style-name="P63"><text:span text:style-name="T84">Results will be in</text:span><text:span text:style-name="T121"> </text:span><text:span text:style-name="T102">Results/&lt;</text:span><text:span text:style-name="T103">Run</text:span><text:span text:style-name="T97">Name</text:span><text:span text:style-name="T102">&gt;<text:line-break/></text:span><text:span text:style-name="T100">AnnotationSummary_</text:span><text:span text:style-name="T97">&lt;</text:span><text:span text:style-name="T98">Run</text:span><text:span text:style-name="T97">Name&gt;_&lt;time&gt;_&lt;date&gt;.txt </text:span><text:span text:style-name="T84">contains summarised statistics of all found variants.<text:line-break/></text:span><text:span text:style-name="T100">AnnotationIndividualFiles_</text:span><text:span text:style-name="T101">&lt;</text:span><text:span text:style-name="T98">Run</text:span><text:span text:style-name="T97">Name&gt;_&lt;time&gt;_&lt;date&gt;.</text:span><text:span text:style-name="T100">txt</text:span><text:span text:style-name="T72"> </text:span><text:span text:style-name="T84">contains </text:span><text:span text:style-name="T72">info </text:span><text:span text:style-name="T84">on which variants are in each fastq file.<text:line-break/>In addition, there is a folder for each fastq file in the </text:span><text:span text:style-name="T121">Results/&lt;</text:span><text:span text:style-name="T122">Run</text:span><text:span text:style-name="T42">Name</text:span><text:span text:style-name="T121">&gt; </text:span><text:span text:style-name="T84">folder </text:span><text:span text:style-name="T120">containing BAM and VCF files.</text:span></text:p>
      <text:p text:style-name="P62"><text:span text:style-name="T32">A</text:span><text:span text:style-name="T19"> </text:span><text:span text:style-name="T32">summary of number of variants found in a fastq file can be found in</text:span><text:span text:style-name="T19"> </text:span><text:span text:style-name="T108">Results/&lt;</text:span><text:span text:style-name="T109">Run</text:span><text:span text:style-name="T108">Name&gt;/&lt;fastq </text:span><text:span text:style-name="T111">name</text:span><text:span text:style-name="T108">&gt;/MismatchCounts_filt_&lt;fastq </text:span><text:span text:style-name="T111">name</text:span><text:span text:style-name="T108">&gt;</text:span><text:span text:style-name="T19">, </text:span><text:span text:style-name="T32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5">d</text:span><text:span text:style-name="T32"> and there therefore is no mismatches</text:span><text:span text:style-name="T31">. </text:span><text:span text:style-name="T35">Look at the NoCounts in the </text:span><text:span text:style-name="T108">Results/&lt;</text:span><text:span text:style-name="T109">Run</text:span><text:span text:style-name="T108">Name&gt;/</text:span><text:span text:style-name="T110">ForNoCallScript_&lt;RunName&gt;_Nuc_change_coords.txt </text:span><text:span text:style-name="T35">file to see if this is the case. </text:span></text:p>
      <text:p text:style-name="P61"><text:span text:style-name="T31">Mismatchcounts may seem lower than what is shown in the </text:span><text:span text:style-name="T36">AnnotationIndividualFiles. </text:span><text:span text:style-name="T31">Note that this is because Mismatchcounts only include positions, while the <text:s/></text:span><text:span text:style-name="T36">AnnotationIndividualFiles </text:span><text:span text:style-name="T31">includes each gene touched by the mismatch. Multiple genes can span one mismatch and therefore the count may </text:span><text:span text:style-name="T37">seem lower in the Mismatchcounts file. </text:span></text:p>
      <text:p text:style-name="P28">Subtyp<text:span text:style-name="T84">ing </text:span><text:span text:style-name="T86">R</text:span>esult<text:span text:style-name="T84">s</text:span></text:p>
      <text:p text:style-name="P56"><text:span text:style-name="T108">Results/&lt;</text:span><text:span text:style-name="T109">Run</text:span><text:span text:style-name="T108">Name&gt;/TypeCallSummary_T</text:span><text:span text:style-name="T110">&lt;n&gt;</text:span><text:span text:style-name="T108">.txt</text:span><text:span text:style-name="T124"> contains detailed information about the </text:span><text:span text:style-name="T120">different levels of geno-/sub</text:span><text:span text:style-name="T124">typing. </text:span><text:span text:style-name="T108">T</text:span><text:span text:style-name="T115">1</text:span><text:span text:style-name="T123"> is for genotyping and </text:span><text:span text:style-name="T108">T</text:span><text:span text:style-name="T115">2</text:span><text:span text:style-name="T108"> </text:span><text:span text:style-name="T123">is for subtyping. </text:span><text:span text:style-name="T126">In the T2 file, the T1 call is also shown to the left. </text:span><text:span text:style-name="T123"><text:s/></text:span><text:span text:style-name="T126">If multiple types are found, they are ordered by most likely from the left. </text:span><text:span text:style-name="T127">The strains ID is followed by the map_score </text:span><text:span text:style-name="T128">(rounded to 5 decimals)</text:span><text:span text:style-name="T127"> and the number of sites matched out of number of sites looked in the VirStrain subtyping.</text:span></text:p>
      <text:p text:style-name="P54"><text:span text:style-name="T108">Results/&lt;</text:span><text:span text:style-name="T109">Run</text:span><text:span text:style-name="T108">Name&gt;/</text:span><text:span text:style-name="T114">Not_Genotyped.txt </text:span><text:span text:style-name="T44">may appear if some fastq were not genotyped. It may be useful to look at the BAM files and QC/Flagstats for the respective fastq files to </text:span><text:span text:style-name="T45">investigate why</text:span><text:span text:style-name="T44">. </text:span></text:p>
      <text:p text:style-name="P55"><text:span text:style-name="T44">I</text:span><text:span text:style-name="T49">n addition,</text:span><text:span text:style-name="T46"> detailed information about subtyping </text:span><text:span text:style-name="T49">can be found for each fastq under </text:span><text:span text:style-name="T112">Results/&lt;</text:span><text:span text:style-name="T113">Run</text:span><text:span text:style-name="T108">Name</text:span><text:span text:style-name="T112">&gt;/</text:span><text:span text:style-name="T116">&lt;fastq&gt;/TypeCalls. </text:span><text:span text:style-name="T47">Here the files are numbered with a T and an R followed by a number. The T indicates which typecall is it (1 for genotype, 2 for subtype, etc.) and the R indicates which rank the subtype is, I.e </text:span><text:span text:style-name="T48">the order of</text:span><text:span text:style-name="T47"> possib</text:span><text:span text:style-name="T48">ility to</text:span><text:span text:style-name="T47"> contain this type. </text:span></text:p>
      <text:p text:style-name="P49"/>
      <text:p text:style-name="P50">Logs</text:p>
      <text:p text:style-name="P57"><text:span text:style-name="T39">The info given by the terminal while the program is running can be overwhelming. Instead a more cut-down log of the current status of the program can be found in QC/Logs. </text:span><text:span text:style-name="T40">This file will continuosly be updated while the program is running. Note that </text:span><text:span text:style-name="T41">your text reader probably</text:span><text:span text:style-name="T40"> does not follow the updates automatically. You have to close and open the log to see the newest inputs. </text:span></text:p>
      <text:p text:style-name="P38"/>
      <text:p text:style-name="P42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09T13:18:55.222077913</dc:date>
    <meta:editing-duration>P6DT19H52M8S</meta:editing-duration>
    <meta:editing-cycles>60</meta:editing-cycles>
    <meta:generator>LibreOffice/6.4.7.2$Linux_X86_64 LibreOffice_project/40$Build-2</meta:generator>
    <meta:document-statistic meta:table-count="0" meta:image-count="0" meta:object-count="0" meta:page-count="4" meta:paragraph-count="95" meta:word-count="1573" meta:character-count="10247" meta:non-whitespace-character-count="8747"/>
  </office:meta>
</office:document-meta>
</file>